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472in"/>
    </style:style>
    <style:style style:name="co2" style:family="table-column">
      <style:table-column-properties fo:break-before="auto" style:column-width="0.6362in"/>
    </style:style>
    <style:style style:name="co3" style:family="table-column">
      <style:table-column-properties fo:break-before="auto" style:column-width="1.0339in"/>
    </style:style>
    <style:style style:name="co4" style:family="table-column">
      <style:table-column-properties fo:break-before="auto" style:column-width="0.5984in"/>
    </style:style>
    <style:style style:name="co5" style:family="table-column">
      <style:table-column-properties fo:break-before="auto" style:column-width="0.6783in"/>
    </style:style>
    <style:style style:name="co6" style:family="table-column">
      <style:table-column-properties fo:break-before="auto" style:column-width="2.0689in"/>
    </style:style>
    <style:style style:name="co7" style:family="table-column">
      <style:table-column-properties fo:break-before="auto" style:column-width="0.890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6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map style:condition="cell-content()=&quot;General&quot;" style:apply-style-name="Accent_20_2" style:base-cell-address="Sheet1.C1"/>
      <style:map style:condition="cell-content()=&quot;Tex&quot;" style:apply-style-name="Accent_20_3" style:base-cell-address="Sheet1.C1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-&quot;" style:apply-style-name="Note" style:base-cell-address="Sheet1.D1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-&quot;" style:apply-style-name="Note" style:base-cell-address="Sheet1.D4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-&quot;" style:apply-style-name="Note" style:base-cell-address="Sheet1.D5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map style:condition="cell-content()=&quot;-&quot;" style:apply-style-name="Note" style:base-cell-address="Sheet1.E1"/>
    </style:style>
    <style:style style:name="ce16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map style:condition="cell-content()=&quot;-&quot;" style:apply-style-name="Note" style:base-cell-address="Sheet1.E4"/>
    </style:style>
    <style:style style:name="ce1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map style:condition="cell-content()=&quot;-&quot;" style:apply-style-name="Note" style:base-cell-address="Sheet1.E5"/>
    </style:style>
    <style:style style:name="ce18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start" fo:margin-left="0in"/>
    </style:style>
    <style:style style:name="ce19" style:family="table-cell" style:parent-style-name="Default" style:data-style-name="N100">
      <style:table-cell-properties style:text-align-source="fix" style:repeat-content="false" fo:wrap-option="wrap" fo:border="0.74pt solid #000000"/>
      <style:paragraph-properties fo:text-align="start" fo:margin-left="0.278in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in"/>
      <style:map style:condition="cell-content()=&quot;+&quot;" style:apply-style-name="Good" style:base-cell-address="Sheet1.G1"/>
      <style:map style:condition="cell-content()=&quot;-&quot;" style:apply-style-name="Bad" style:base-cell-address="Sheet1.G1"/>
      <style:map style:condition="cell-content()=&quot;+-&quot;" style:apply-style-name="Neutral" style:base-cell-address="Sheet1.G1"/>
      <style:map style:condition="cell-content()=&quot;?&quot;" style:apply-style-name="Accent_20_1" style:base-cell-address="Sheet1.G1"/>
      <style:map style:condition="cell-content()=&quot;!&quot;" style:apply-style-name="ActualOrangeError" style:base-cell-address="Sheet1.G1"/>
      <style:map style:condition="cell-content()=&quot;+!&quot;" style:apply-style-name="DarkLimeAccent" style:base-cell-address="Sheet1.G1"/>
      <style:map style:condition="cell-content()=&quot;+?&quot;" style:apply-style-name="LightBlueItalicAccent" style:base-cell-address="Sheet1.G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8"/>
        <table:table-column table:style-name="co4" table:default-cell-style-name="ce9"/>
        <table:table-column table:style-name="co5" table:default-cell-style-name="ce15"/>
        <table:table-column table:style-name="co6" table:default-cell-style-name="ce18"/>
        <table:table-column table:style-name="co7" table:default-cell-style-name="ce5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Urgency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Week #</text:p>
          </table:table-cell>
          <table:table-cell office:value-type="string" calcext:value-type="string">
            <text:p>Problem #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3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e task record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2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e git</text:p>
          </table:table-cell>
          <table:table-cell office:value-type="string" calcext:value-type="string">
            <text:p>+-</text:p>
          </table:table-cell>
        </table:table-row>
        <table:table-row table:style-name="ro1">
          <table:table-cell office:value-type="string" calcext:value-type="string">
            <text:p>3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al</text:p>
          </table:table-cell>
          <table:table-cell table:style-name="ce11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19" office:value-type="string" calcext:value-type="string">
            <text:p>Linux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3.7.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eneral</text:p>
          </table:table-cell>
          <table:table-cell table:style-name="ce12" office:value-type="string" calcext:value-type="string">
            <text:p>-</text:p>
          </table:table-cell>
          <table:table-cell table:style-name="ce17" office:value-type="string" calcext:value-type="string">
            <text:p>-</text:p>
          </table:table-cell>
          <table:table-cell table:style-name="ce19" office:value-type="string" calcext:value-type="string">
            <text:p>Win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2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rganize tex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4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Import preamble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2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Template</text:p>
          </table:table-cell>
          <table:table-cell office:value-type="string" calcext:value-type="string">
            <text:p>!</text:p>
          </table:table-cell>
        </table:table-row>
        <table:table-row table:style-name="ro1">
          <table:table-cell office:value-type="string" calcext:value-type="string">
            <text:p>4.7.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</text:p>
          </table:table-cell>
          <table:table-cell table:style-name="ce10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Problem enumeration</text:p>
          </table:table-cell>
          <table:table-cell office:value-type="string" calcext:value-type="string">
            <text:p>!</text:p>
          </table:table-cell>
        </table:table-row>
        <table:table-row table:style-name="ro1" table:number-rows-repeated="4">
          <table:table-cell table:number-columns-repeated="3"/>
          <table:table-cell table:style-name="ce10"/>
          <table:table-cell table:number-columns-repeated="3"/>
        </table:table-row>
        <table:table-row table:style-name="ro1" table:number-rows-repeated="35">
          <table:table-cell table:number-columns-repeated="3"/>
          <table:table-cell table:style-name="ce13"/>
          <table:table-cell table:number-columns-repeated="3"/>
        </table:table-row>
        <table:table-row table:style-name="ro1" table:number-rows-repeated="978">
          <table:table-cell table:number-columns-repeated="7"/>
        </table:table-row>
        <table:table-row table:style-name="ro1" table:number-rows-repeated="41">
          <table:table-cell table:number-columns-repeated="3"/>
          <table:table-cell table:style-name="ce14"/>
          <table:table-cell table:number-columns-repeated="3"/>
        </table:table-row>
        <table:table-row table:style-name="ro1" table:number-rows-repeated="1047508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Sheet1.G1:Sheet1.G1048576">
            <calcext:condition calcext:apply-style-name="Good" calcext:value="=&quot;+&quot;" calcext:base-cell-address="Sheet1.G1"/>
            <calcext:condition calcext:apply-style-name="Bad" calcext:value="=&quot;-&quot;" calcext:base-cell-address="Sheet1.G1"/>
            <calcext:condition calcext:apply-style-name="Neutral" calcext:value="=&quot;+-&quot;" calcext:base-cell-address="Sheet1.G1"/>
            <calcext:condition calcext:apply-style-name="Accent 1" calcext:value="=&quot;?&quot;" calcext:base-cell-address="Sheet1.G1"/>
            <calcext:condition calcext:apply-style-name="ActualOrangeError" calcext:value="=&quot;!&quot;" calcext:base-cell-address="Sheet1.G1"/>
            <calcext:condition calcext:apply-style-name="DarkLimeAccent" calcext:value="=&quot;+!&quot;" calcext:base-cell-address="Sheet1.G1"/>
            <calcext:condition calcext:apply-style-name="LightBlueItalicAccent" calcext:value="=&quot;+?&quot;" calcext:base-cell-address="Sheet1.G1"/>
          </calcext:conditional-format>
          <calcext:conditional-format calcext:target-range-address="Sheet1.D1068:Sheet1.D1048576 Sheet1.D1:Sheet1.D1 Sheet1.D14:Sheet1.D1026">
            <calcext:color-scale>
              <calcext:color-scale-entry calcext:value="1" calcext:type="number" calcext:color="#b4c7dc"/>
              <calcext:color-scale-entry calcext:value="50" calcext:type="percentile" calcext:color="#afd095"/>
              <calcext:color-scale-entry calcext:value="41" calcext:type="number" calcext:color="#e8f2a1"/>
            </calcext:color-scale>
          </calcext:conditional-format>
          <calcext:conditional-format calcext:target-range-address="Sheet1.D1027:Sheet1.D1067">
            <calcext:color-scale>
              <calcext:color-scale-entry calcext:value="1" calcext:type="number" calcext:color="#b4c7dc"/>
              <calcext:color-scale-entry calcext:value="50" calcext:type="percentile" calcext:color="#afd095"/>
              <calcext:color-scale-entry calcext:value="41" calcext:type="number" calcext:color="#e8f2a1"/>
            </calcext:color-scale>
          </calcext:conditional-format>
          <calcext:conditional-format calcext:target-range-address="Sheet1.D1:Sheet1.D3 Sheet1.D6:Sheet1.D1048576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1"/>
          </calcext:conditional-format>
          <calcext:conditional-format calcext:target-range-address="Sheet1.E1:Sheet1.E3 Sheet1.E6:Sheet1.E1048576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1"/>
            <calcext:condition calcext:apply-style-name="Note" calcext:value="=&quot;-&quot;" calcext:base-cell-address="Sheet1.E1"/>
          </calcext:conditional-format>
          <calcext:conditional-format calcext:target-range-address="Sheet1.C1:Sheet1.C1048576">
            <calcext:condition calcext:apply-style-name="Accent 2" calcext:value="=&quot;General&quot;" calcext:base-cell-address="Sheet1.C1"/>
            <calcext:condition calcext:apply-style-name="Accent 3" calcext:value="=&quot;Tex&quot;" calcext:base-cell-address="Sheet1.C1"/>
          </calcext:conditional-format>
          <calcext:conditional-format calcext:target-range-address="Sheet1.D4:Sheet1.D4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4"/>
          </calcext:conditional-format>
          <calcext:conditional-format calcext:target-range-address="Sheet1.E4:Sheet1.E4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4"/>
            <calcext:condition calcext:apply-style-name="Note" calcext:value="=&quot;-&quot;" calcext:base-cell-address="Sheet1.E4"/>
          </calcext:conditional-format>
          <calcext:conditional-format calcext:target-range-address="Sheet1.D5:Sheet1.D5">
            <calcext:color-scale>
              <calcext:color-scale-entry calcext:value="1" calcext:type="number" calcext:color="#b3cac7"/>
              <calcext:color-scale-entry calcext:value="21" calcext:type="number" calcext:color="#afd095"/>
              <calcext:color-scale-entry calcext:value="41" calcext:type="number" calcext:color="#e8f2a1"/>
            </calcext:color-scale>
            <calcext:condition calcext:apply-style-name="Note" calcext:value="=&quot;-&quot;" calcext:base-cell-address="Sheet1.D5"/>
          </calcext:conditional-format>
          <calcext:conditional-format calcext:target-range-address="Sheet1.E5:Sheet1.E5">
            <calcext:color-scale>
              <calcext:color-scale-entry calcext:value="0" calcext:type="minimum" calcext:color="#f7d1d5"/>
              <calcext:color-scale-entry calcext:value="50" calcext:type="percentile" calcext:color="#e0c2cd"/>
              <calcext:color-scale-entry calcext:value="0" calcext:type="maximum" calcext:color="#dedce6"/>
            </calcext:color-scale>
            <calcext:condition calcext:apply-style-name="LightGoldItalic" calcext:value="contains-text(&quot;*&quot;)" calcext:base-cell-address="Sheet1.E5"/>
            <calcext:condition calcext:apply-style-name="Note" calcext:value="=&quot;-&quot;" calcext:base-cell-address="Sheet1.E5"/>
          </calcext:conditional-format>
          <calcext:conditional-format calcext:target-range-address="Sheet1.B1:Sheet1.B1048576">
            <calcext:color-scale>
              <calcext:color-scale-entry calcext:value="1" calcext:type="number" calcext:color="#ffa6a6"/>
              <calcext:color-scale-entry calcext:value="5" calcext:type="number" calcext:color="#ffffa6"/>
              <calcext:color-scale-entry calcext:value="10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OrangeError" style:family="table-cell" style:parent-style-name="Error">
      <style:table-cell-properties fo:background-color="#966a00"/>
    </style:style>
    <style:style style:name="ActualOrangeError" style:family="table-cell" style:parent-style-name="Default">
      <style:table-cell-properties fo:background-color="#b85c00" style:diagonal-bl-tr="none" style:diagonal-tl-br="none"/>
      <style:text-properties fo:color="#ffffff" fo:font-weight="bold"/>
    </style:style>
    <style:style style:name="DarkLimeAccent" style:family="table-cell" style:parent-style-name="Default">
      <style:table-cell-properties fo:background-color="#468a1a"/>
      <style:text-properties fo:color="#ffffff" fo:font-weight="bold"/>
    </style:style>
    <style:style style:name="LightBlueItalicAccent" style:family="table-cell" style:parent-style-name="Default">
      <style:table-cell-properties fo:background-color="#5983b0" style:diagonal-bl-tr="none" style:diagonal-tl-br="none"/>
      <style:text-properties fo:color="#ffffff" fo:font-style="italic" fo:font-weight="bold"/>
    </style:style>
    <style:style style:name="GoldItalic" style:family="table-cell" style:parent-style-name="Default">
      <style:table-cell-properties fo:background-color="#ffe994"/>
      <style:text-properties fo:font-style="italic"/>
    </style:style>
    <style:style style:name="LightGoldItalic" style:family="table-cell" style:parent-style-name="Default">
      <style:table-cell-properties fo:background-color="#fff5ce"/>
      <style:text-properties fo:font-style="ital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 style:data-style-name="N2" text:time-value="14:39:07.43990418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3T17:25:45.265534828</meta:creation-date>
    <dc:date>2022-07-04T14:53:01.750263574</dc:date>
    <meta:editing-duration>PT2H35M46S</meta:editing-duration>
    <meta:editing-cycles>19</meta:editing-cycles>
    <meta:generator>LibreOffice/7.3.1.3$Linux_X86_64 LibreOffice_project/30$Build-3</meta:generator>
    <meta:document-statistic meta:table-count="1" meta:cell-count="63" meta:object-count="0"/>
  </office:meta>
</office:document-meta>
</file>